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F40000027643B5CDC821C2D6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bb6" draw:textarea-horizontal-align="justify" draw:textarea-vertical-align="middle" draw:auto-grow-height="false" fo:min-height="14.355cm" fo:min-width="7.755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02cm" fo:min-width="2.167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986cm" fo:min-width="2.133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245cm"/>
    </style:style>
    <style:style style:name="gr5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093cm"/>
    </style:style>
    <style:style style:name="gr7" style:family="graphic" style:parent-style-name="standard">
      <style:graphic-properties svg:stroke-width="0.053cm" svg:stroke-color="#000000" draw:marker-start-width="0.279cm" draw:marker-end="Symmetric_20_Arrow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737cm"/>
    </style:style>
    <style:style style:name="gr9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53cm" svg:stroke-color="#000000" draw:marker-start="Symmetric_20_Arrow" draw:marker-start-width="0.279cm" draw:marker-end="Symmetric_20_Arrow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P1" style:family="paragraph">
      <loext:graphic-properties draw:fill-color="#ffdbb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style:font-name="Source Code Pro1" fo:font-size="16pt"/>
    </style:style>
    <style:style style:name="P4" style:family="paragraph">
      <loext:graphic-properties draw:fill="none" draw:fill-color="#ffffff"/>
      <style:text-properties style:font-name="Source Code Pro1" fo:font-size="14pt" style:font-size-asian="14pt" style:font-size-complex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Source Code Pro1" fo:font-size="16pt"/>
    </style:style>
    <style:style style:name="T2" style:family="text">
      <style:text-properties style:font-name="Source Code Pro1" fo:font-size="14pt" style:font-size-asian="14pt" style:font-size-complex="14pt"/>
    </style:style>
    <style:style style:name="T3" style:family="text">
      <style:text-properties style:font-name="Source Code Pro1" fo:font-size="13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4.605cm" svg:x="14.843cm" svg:y="1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667cm" svg:height="1.27cm" svg:x="6.823cm" svg:y="2.216cm">
          <text:p text:style-name="P2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667cm" svg:height="1.27cm" svg:x="10.641cm" svg:y="5.337cm">
          <text:p text:style-name="P2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667cm" svg:height="1.27cm" svg:x="6.818cm" svg:y="10.417cm">
          <text:p text:style-name="P2"><text:span text:style-name="T1">Finis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.667cm" svg:height="1.27cm" svg:x="10.641cm" svg:y="8.231cm">
          <text:p text:style-name="P2"><text:span text:style-name="T1">Pass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221cm" svg:height="1.495cm" svg:x="12.111cm" svg:y="3.253cm">
          <draw:text-box>
            <text:p><text:span text:style-name="T2">Data</text:span></text:p>
            <text:p><text:span text:style-name="T2">available</text:span></text:p>
          </draw:text-box>
        </draw:frame>
        <draw:custom-shape draw:style-name="gr3" draw:text-style-name="P3" xml:id="id2" draw:id="id2" draw:layer="layout" svg:width="2.667cm" svg:height="1.27cm" svg:x="6.818cm" svg:y="5.337cm">
          <text:p text:style-name="P2"><text:span text:style-name="T1">Sen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667cm" svg:height="1.27cm" svg:x="2.716cm" svg:y="5.337cm">
          <text:p text:style-name="P2"><text:span text:style-name="T1">Control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8.156cm" svg:y1="3.486cm" svg:x2="8.151cm" svg:y2="5.337cm" draw:start-shape="id1" draw:start-glue-point="2" draw:end-shape="id2" draw:end-glue-point="0" svg:d="M8156 3486v926h-5v925" svg:viewBox="0 0 6 1852">
          <text:p/>
        </draw:connector>
        <draw:connector draw:style-name="gr5" draw:text-style-name="P5" draw:layer="layout" svg:x1="6.823cm" svg:y1="2.851cm" svg:x2="4.049cm" svg:y2="5.337cm" draw:start-shape="id1" draw:start-glue-point="3" draw:end-shape="id3" draw:end-glue-point="0" svg:d="M6823 2851h-2774v2486" svg:viewBox="0 0 2775 2487">
          <text:p/>
        </draw:connector>
        <draw:connector draw:style-name="gr5" draw:text-style-name="P5" draw:layer="layout" svg:x1="9.49cm" svg:y1="2.851cm" svg:x2="11.974cm" svg:y2="5.337cm" draw:start-shape="id1" draw:start-glue-point="1" draw:end-shape="id4" draw:end-glue-point="0" svg:d="M9490 2851h2484v2486" svg:viewBox="0 0 2485 2487">
          <text:p/>
        </draw:connector>
        <draw:connector draw:style-name="gr5" draw:text-style-name="P5" draw:layer="layout" svg:x1="11.974cm" svg:y1="6.607cm" svg:x2="11.974cm" svg:y2="8.231cm" draw:start-shape="id4" draw:start-glue-point="2" draw:end-shape="id5" draw:end-glue-point="0" svg:d="M11974 6607v1624" svg:viewBox="0 0 1 1625">
          <text:p/>
        </draw:connector>
        <draw:connector draw:style-name="gr5" draw:text-style-name="P5" draw:layer="layout" svg:x1="11.974cm" svg:y1="9.501cm" svg:x2="9.485cm" svg:y2="11.052cm" draw:start-shape="id5" draw:start-glue-point="2" draw:end-shape="id6" draw:end-glue-point="1" svg:d="M11974 9501v1551h-2489" svg:viewBox="0 0 2490 1552">
          <text:p/>
        </draw:connector>
        <draw:connector draw:style-name="gr5" draw:text-style-name="P5" draw:layer="layout" svg:x1="8.151cm" svg:y1="6.607cm" svg:x2="8.151cm" svg:y2="10.417cm" draw:start-shape="id2" draw:start-glue-point="2" draw:end-shape="id6" draw:end-glue-point="0" svg:d="M8151 6607v3810" svg:viewBox="0 0 1 3811">
          <text:p/>
        </draw:connector>
        <draw:connector draw:style-name="gr5" draw:text-style-name="P5" draw:layer="layout" draw:line-skew="-4.283cm" svg:x1="6.818cm" svg:y1="11.052cm" svg:x2="8.156cm" svg:y2="2.216cm" draw:start-shape="id6" draw:start-glue-point="3" draw:end-shape="id1" draw:end-glue-point="0" svg:d="M6818 11052h-4802v-9354h6140v518" svg:viewBox="0 0 6141 9355">
          <text:p/>
        </draw:connector>
        <draw:frame draw:style-name="gr4" draw:text-style-name="P4" draw:layer="layout" svg:width="3.221cm" svg:height="1.495cm" svg:x="12.111cm" svg:y="6.609cm">
          <draw:text-box>
            <text:p><text:span text:style-name="T2">Header</text:span></text:p>
            <text:p><text:span text:style-name="T2">parsed</text:span></text:p>
          </draw:text-box>
        </draw:frame>
        <draw:frame draw:style-name="gr6" draw:text-style-name="P4" draw:layer="layout" svg:width="3.221cm" svg:height="1.343cm" svg:x="9.944cm" svg:y="11.322cm">
          <draw:text-box>
            <text:p><text:span text:style-name="T2">Last byte</text:span></text:p>
          </draw:text-box>
        </draw:frame>
        <draw:frame draw:style-name="gr6" draw:text-style-name="P4" draw:layer="layout" svg:width="3.221cm" svg:height="1.343cm" svg:x="4.937cm" svg:y="7.596cm">
          <draw:text-box>
            <text:p><text:span text:style-name="T2">Last byte</text:span></text:p>
          </draw:text-box>
        </draw:frame>
        <draw:line draw:style-name="gr5" draw:text-style-name="P5" draw:layer="layout" svg:x1="2.651cm" svg:y1="6.072cm" svg:x2="2.016cm" svg:y2="6.08cm">
          <text:p/>
        </draw:line>
        <draw:frame draw:style-name="gr4" draw:text-style-name="P4" draw:layer="layout" svg:width="3.221cm" svg:height="1.495cm" svg:x="4.048cm" svg:y="3.307cm">
          <draw:text-box>
            <text:p><text:span text:style-name="T2">Interface</text:span></text:p>
            <text:p><text:span text:style-name="T2">request</text:span></text:p>
          </draw:text-box>
        </draw:frame>
        <draw:custom-shape draw:style-name="gr3" draw:text-style-name="P3" xml:id="id7" draw:id="id7" draw:layer="layout" svg:width="2.667cm" svg:height="1.27cm" svg:x="15.791cm" svg:y="3.618cm">
          <text:p text:style-name="P2"><text:span text:style-name="T3">For each </text:span></text:p>
          <text:p text:style-name="P2"><text:span text:style-name="T3">connection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9.49cm" svg:y1="2.851cm" svg:x2="17.124cm" svg:y2="3.618cm" draw:start-shape="id1" draw:start-glue-point="1" draw:end-shape="id7" draw:end-glue-point="0" svg:d="M9490 2851h7634v767" svg:viewBox="0 0 7635 768">
          <text:p/>
        </draw:connector>
        <draw:frame draw:style-name="gr8" draw:text-style-name="P4" draw:layer="layout" svg:width="5.126cm" svg:height="0.987cm" svg:x="15.432cm" svg:y="1.762cm">
          <draw:text-box>
            <text:p><text:span text:style-name="T2">Protocol upkeep</text:span></text:p>
          </draw:text-box>
        </draw:frame>
        <draw:frame draw:style-name="gr9" draw:text-style-name="P6" xml:id="id8" draw:id="id8" draw:layer="layout" svg:width="6.985cm" svg:height="8.802cm" svg:x="15.732cm" svg:y="5.699cm">
          <draw:image xlink:href="Pictures/10000201000001F40000027643B5CDC821C2D6F2.png" xlink:type="simple" xlink:show="embed" xlink:actuate="onLoad" loext:mime-type="image/png">
            <text:p/>
          </draw:image>
        </draw:frame>
        <draw:connector draw:style-name="gr10" draw:text-style-name="P2" draw:layer="layout" svg:x1="18.458cm" svg:y1="4.253cm" svg:x2="19.224cm" svg:y2="5.699cm" draw:start-shape="id7" draw:start-glue-point="1" draw:end-shape="id8" draw:end-glue-point="0" svg:d="M18458 4253h766v1446" svg:viewBox="0 0 767 1447">
          <text:p/>
        </draw:connector>
        <draw:connector draw:style-name="gr11" draw:text-style-name="P2" draw:layer="layout" draw:line-skew="0cm -10.563cm" svg:x1="19.224cm" svg:y1="14.501cm" svg:x2="8.156cm" svg:y2="2.216cm" draw:start-shape="id8" draw:start-glue-point="2" draw:end-shape="id1" draw:end-glue-point="0" svg:d="M19224 14501v581h-17208v-13384h6140v518" svg:viewBox="0 0 17209 133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13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09:19:38.136811164</meta:creation-date>
    <dc:date>2019-09-18T11:21:40.745708489</dc:date>
    <meta:editing-duration>PT59M3S</meta:editing-duration>
    <meta:editing-cycles>7</meta:editing-cycles>
    <meta:generator>LibreOffice/6.2.7.1$Linux_X86_64 LibreOffice_project/20$Build-1</meta:generator>
    <meta:document-statistic meta:object-count="26"/>
  </office:meta>
</office:document-meta>
</file>